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.isNumericRelationalOperato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asMatches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asBetween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string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Token( TokenKind tokenKind , int startPos , int end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ken.getK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Token( TokenKind tokenKind , char [ ] tokenData , int startPos , int end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isIden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asInstanceOf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